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54.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justify" fo:margin-bottom="10.00pt"/>
    </style:style>
    <text:list-style style:name="L4">
      <text:list-level-style-bullet text:level="1" text:bullet-char="•">
        <style:list-level-properties text:space-before="54.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justify" fo:margin-bottom="10.00pt"/>
    </style:style>
    <text:list-style style:name="L6">
      <text:list-level-style-bullet text:level="1" text:bullet-char="•">
        <style:list-level-properties text:space-before="54.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justify"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justify" fo:margin-bottom="10.00pt"/>
    </style:style>
    <text:list-style style:name="L11">
      <text:list-level-style-bullet text:level="1" text:bullet-char="•">
        <style:list-level-properties text:space-before="54.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justify" fo:margin-bottom="10.00pt"/>
    </style:style>
    <text:list-style style:name="L13">
      <text:list-level-style-bullet text:level="1" text:bullet-char="•">
        <style:list-level-properties text:space-before="54.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justify" fo:margin-bottom="10.00pt"/>
    </style:style>
    <style:style style:name="P15" style:family="paragraph">
      <style:paragraph-properties fo:line-height="115.00%" fo:text-align="left" fo:margin-bottom="10.00pt"/>
    </style:style>
    <text:list-style style:name="L16">
      <text:list-level-style-bullet text:level="1" text:bullet-char="•">
        <style:list-level-properties text:space-before="54.00pt" text:min-label-width="18.00pt"/>
        <style:text-properties fo:font-family="Symbol"/>
      </text:list-level-style-bullet>
    </text:list-style>
    <style:style style:name="P16" style:family="paragraph">
      <style:paragraph-properties fo:line-height="115.00%" fo:text-align="left" fo:margin-bottom="10.00pt"/>
    </style:style>
    <style:style style:name="P17" style:family="paragraph">
      <style:paragraph-properties fo:line-height="115.00%" fo:text-align="justify" fo:margin-bottom="10.00pt"/>
    </style:style>
    <text:list-style style:name="L18">
      <text:list-level-style-bullet text:level="1" text:bullet-char="•">
        <style:list-level-properties text:space-before="54.00pt" text:min-label-width="18.00pt"/>
        <style:text-properties fo:font-family="Symbol"/>
      </text:list-level-style-bullet>
    </text:list-style>
    <style:style style:name="P18" style:family="paragraph">
      <style:paragraph-properties fo:line-height="115.00%" fo:text-align="left" fo:margin-bottom="10.00pt"/>
    </style:style>
    <style:style style:name="P19" style:family="paragraph">
      <style:paragraph-properties fo:line-height="115.00%" fo:text-align="justify" fo:margin-bottom="10.00pt"/>
    </style:style>
    <text:list-style style:name="L20">
      <text:list-level-style-bullet text:level="1" text:bullet-char="•">
        <style:list-level-properties text:space-before="54.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justify"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54.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justify" fo:margin-bottom="10.00pt"/>
    </style:style>
    <text:list-style style:name="L25">
      <text:list-level-style-bullet text:level="1" text:bullet-char="•">
        <style:list-level-properties text:space-before="54.00pt" text:min-label-width="18.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justify" fo:margin-bottom="10.00pt"/>
    </style:style>
    <style:style style:name="P27" style:family="paragraph">
      <style:paragraph-properties fo:line-height="115.00%" fo:text-align="left" fo:margin-bottom="10.00p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15.00%" fo:text-align="left" fo:margin-left="-18.00pt" fo:text-indent="18.00pt" fo:margin-bottom="10.00pt"/>
    </style:style>
    <style:style style:name="P29" style:family="paragraph">
      <style:paragraph-properties fo:line-height="115.00%" fo:text-align="justify" fo:margin-bottom="10.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15.00%" fo:text-align="left" fo:margin-left="-18.00pt" fo:text-indent="18.00pt" fo:margin-bottom="10.00pt"/>
    </style:style>
    <style:style style:name="P31" style:family="paragraph">
      <style:paragraph-properties fo:line-height="115.00%" fo:text-align="justify" fo:margin-bottom="10.00p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15.00%" fo:text-align="left" fo:margin-left="-18.00pt" fo:text-indent="18.00pt" fo:margin-bottom="10.00pt"/>
    </style:style>
    <style:style style:name="P33" style:family="paragraph">
      <style:paragraph-properties fo:line-height="115.00%" fo:text-align="left" fo:margin-bottom="10.00pt"/>
    </style:style>
    <text:list-style style:name="L34">
      <text:list-level-style-bullet text:level="1" text:bullet-char="•">
        <style:list-level-properties text:space-before="54.00pt" text:min-label-width="18.00pt"/>
        <style:text-properties fo:font-family="Symbol"/>
      </text:list-level-style-bullet>
    </text:list-style>
    <style:style style:name="P34" style:family="paragraph">
      <style:paragraph-properties fo:line-height="115.00%" fo:text-align="left" fo:margin-bottom="10.00pt"/>
    </style:style>
    <style:style style:name="P35" style:family="paragraph">
      <style:paragraph-properties fo:line-height="115.00%" fo:text-align="justify" fo:margin-bottom="10.00pt"/>
    </style:style>
    <text:list-style style:name="L36">
      <text:list-level-style-bullet text:level="1" text:bullet-char="•">
        <style:list-level-properties text:space-before="54.00pt" text:min-label-width="18.00pt"/>
        <style:text-properties fo:font-family="Symbol"/>
      </text:list-level-style-bullet>
    </text:list-style>
    <style:style style:name="P36" style:family="paragraph">
      <style:paragraph-properties fo:line-height="115.00%" fo:text-align="left" fo:margin-bottom="10.00pt"/>
    </style:style>
    <style:style style:name="P37" style:family="paragraph">
      <style:paragraph-properties fo:line-height="115.00%" fo:text-align="justify" fo:margin-bottom="10.00pt"/>
    </style:style>
    <style:style style:name="P38" style:family="paragraph">
      <style:paragraph-properties fo:line-height="115.00%" fo:text-align="left" fo:margin-left="36.00pt" fo:text-indent="0.00pt" fo:margin-bottom="10.00pt"/>
    </style:style>
  </office:automatic-styles>
  <office:body>
    <office:text>
      <text:p text:style-name="P1"><text:span text:style-name="T1">Formulario de evaluación</text:span></text:p>
      <text:p text:style-name="P1"><text:span text:style-name="T2">Evaluado</text:span><text:span text:style-name="T3">: 986</text:span></text:p>
      <text:p text:style-name="P1"><text:span text:style-name="T3">Comentario inicial: La evaluación se ha de realizar utilizando un lenguaje respetuoso, y con ánimo fundamentalmente constructivo. El evaluador no se debe limitar a ejercer simplemente la crítica, sino que ha de intentar aportar todo aquello que pueda ayudar a mejorar el trabajo evaluado.</text:span></text:p>
      <text:p text:style-name="P1"><text:span text:style-name="T4">Generalidades:</text:span><text:span text:style-name="T5"/></text:p>
      <text:list text:style-name="L2">
        <text:list-item>
          <text:p text:style-name="P2"><text:span text:style-name="T5">¿Está correctamente documentado el trabajo, esto es, la documentación permite una comprensión clara de la estructura del código y de los algoritmos y estructuras de datos empleadas? (Comentar brevemente, sugerir posibles mejoras)</text:span></text:p>
        </text:list-item>
      </text:list>
      <text:p text:style-name="P3"><text:span text:style-name="T5">Todas las funciones describen su funcionalidad básica de manera correcta y concisa, sin llegar a ser explicaciones invasivas, al igual que el propio código de las mismas, donde no hay un exceso de comentarios que haga incómoda la lectura del código. Además, las variables y nombres de funciones tienen nombres lógicos que ayudan a entender más las funcionalidades implementadas.</text:span></text:p>
      <text:p text:style-name="P3"><text:span text:style-name="T5">Por otra parte, se echan en falta explicaciones para las estructuras de datos utilizadas o funciones poco intuitivas de primeras. Como es el caso de la clase<text:s/></text:span><text:span text:style-name="T6">hashmap</text:span><text:span text:style-name="T7">, donde se debería hacer una pequeña introducción sobre cómo funciona una hash de números primos, para que el lector no tenga que comerse la cabeza o recurrir a un buscador para entender el código. También se deberían añadir comentarios para conocer el propósito de las variables globales y el porqué de su valor, como el tamaño del buffer en el sistema de entrada</text:span><text:span text:style-name="T8">: #define BUFFER_SIZE 83</text:span><text:span text:style-name="T9">.</text:span></text:p>
      <text:list text:style-name="L4">
        <text:list-item>
          <text:p text:style-name="P4"><text:span text:style-name="T9">¿Está bien estructurado el código?</text:span></text:p>
        </text:list-item>
      </text:list>
      <text:p text:style-name="P5"><text:span text:style-name="T9">El analizador está separado en carpetas, conteniendo cada una de ellas una clase diferente o un paquete de clases<text:s/></text:span><text:span text:style-name="T10">muy directamente<text:s/></text:span><text:span text:style-name="T11">relacionadas, como el caso de la tabla de símbolos y la estructura de datos (hashmap). </text:span></text:p>
      <text:p text:style-name="P5"><text:span text:style-name="T11">A nivel de estructura de código, está impecable. Las clases implementan las interfaces justas y necesarias. Y estas interfaces, a su vez, describen los métodos públicos que serán utilizados por otras clases. Destacando que todas las llamadas a funciones se hacen en el orden correcto y que no hay código suelto donde no debería haberlo, como asignación de valores, reservas de memoria fuera de las clases correspondientes, etc.</text:span></text:p>
      <text:list text:style-name="L6">
        <text:list-item>
          <text:p text:style-name="P6"><text:span text:style-name="T11">¿Compila y ejecuta correctamente?</text:span></text:p>
        </text:list-item>
      </text:list>
      <text:p text:style-name="P7"><text:span text:style-name="T11">Compila bien a la perfección. A la hora de ejecutar los fallos más visibles es que imprime los saltos de línea como elementos léxicos y los comentarios multilínea, cosa que no debería pasar. Y cuando cambiamos el tamaño del buffer a uno menor que el tamaño de un comentario multilínea, entonces se empiezan a producir errores léxicos que hacen que se reconozcan como identificadores palabras dentro de comentarios (probado con BUFFER_SIZE = 64).</text:span></text:p>
      <text:p text:style-name="P8"><text:span text:style-name="T12">Sistema de entrada:</text:span><text:span text:style-name="T13"/></text:p>
      <text:list text:style-name="L9">
        <text:list-item>
          <text:p text:style-name="P9"><text:span text:style-name="T13">¿Se hace un acceso eficiente a disco? ¿Cómo se podría mejorar?</text:span></text:p>
        </text:list-item>
      </text:list>
      <text:p text:style-name="P10"><text:span text:style-name="T14">Sí, ya que se utiliza la función fread(), cargando los caracteres en bloques y no uno a uno. Lo que se podría mejorar es que el tamaño de bloque cargado coincida con el tamaño de bloque de la memoria caché.</text:span></text:p>
      <text:list text:style-name="L11">
        <text:list-item>
          <text:p text:style-name="P11"><text:span text:style-name="T15">¿Resulta la solución aportada fácilmente escalable para cualquier código fuente?</text:span></text:p>
        </text:list-item>
      </text:list>
      <text:p text:style-name="P12"><text:span text:style-name="T15">En base al sistema de entrada, la solución es escalable siempre que se respete el tamaño máximo de lexema, ya que si lo sobrepasamos nos dará problemas como se ha comentado anteriormente en el apartado de Generalidades.</text:span></text:p>
      <text:list text:style-name="L13">
        <text:list-item>
          <text:p text:style-name="P13"><text:span text:style-name="T15">Otros comentarios.</text:span></text:p>
        </text:list-item>
      </text:list>
      <text:p text:style-name="P14"><text:span text:style-name="T15">Es una muy buena idea la de crear una estructura que contenga a los objetos del sistema de entrada (</text:span><text:span text:style-name="T16">InputSystem</text:span><text:span text:style-name="T17">), ya que esta todo mejor organizado y entendible. Además de que uno de los elementos es otra estructura que contiene el número de líneas que se ha leído hasta el momento (</text:span><text:span text:style-name="T18">IS_Stats</text:span><text:span text:style-name="T19">), pudiendo escalarse esta estructura en un futuro para nuevas funcionalidades.</text:span></text:p>
      <text:p text:style-name="P15"><text:span text:style-name="T20">Tabla de símbolos:</text:span><text:span text:style-name="T21"/></text:p>
      <text:list text:style-name="L16">
        <text:list-item>
          <text:p text:style-name="P16"><text:span text:style-name="T21">¿Se trata de una implementación de una tabla de símbolos ordenada? ¿Qué tipo de orden?</text:span></text:p>
        </text:list-item>
      </text:list>
      <text:p text:style-name="P17"><text:span text:style-name="T21">Es una tabla hash distribuída y escalable, cuyo orden depende de los caracteres que conformen el lexema, ya que con estos se obtiene un valor hash tras pasarlos por la función hash de la tabla.</text:span></text:p>
      <text:list text:style-name="L18">
        <text:list-item>
          <text:p text:style-name="P18"><text:span text:style-name="T21"><text:s/>Manteniendo la misma estructura de datos, ¿es posible mejorar la eficiencia computacional en el acceso?</text:span></text:p>
        </text:list-item>
      </text:list>
      <text:p text:style-name="P19"><text:span text:style-name="T21">A la hora de encontrar los valores dentro de la tabla, como tenemos una función hash, esto no se podría mejorar demasiado. Simplemente a la hora de insertar valores se tendría que encontrar una función hash más eficiente a la actual, pero es algo muy complejo como para contemplarlo en esta práctica.</text:span></text:p>
      <text:p text:style-name="P19"><text:span text:style-name="T21">Sin embargo, cuando se hace la llamada de búsqueda desde el analizador léxico (</text:span><text:span text:style-name="T22">searchTS()</text:span><text:span text:style-name="T23">), se devuelve un valor para indicar si se ha encontrado o no, y si no se ha encontrado el analizador léxico hace una llamada de inserción (</text:span><text:span text:style-name="T24">insertTS()</text:span><text:span text:style-name="T25">). Sería mucho más eficiente que la comprobación y llamada a inserción se hiciese dentro de la tabla de símbolos, permitiendo que el analizador léxico se desentendiese de eso.</text:span></text:p>
      <text:list text:style-name="L20">
        <text:list-item>
          <text:p text:style-name="P20"><text:span text:style-name="T25">Otros comentarios.</text:span></text:p>
        </text:list-item>
      </text:list>
      <text:p text:style-name="P21"><text:span text:style-name="T25">La tabla de símbolos y tabla hash están muy bien implementadas. Lo único que se podría comentar para mejorar el código sería quitar el<text:s/></text:span><text:span text:style-name="T26">hard-coding</text:span><text:span text:style-name="T27"><text:s/>en la inicialización de palabras reservadas, aunque para esta práctica está perfecto.</text:span></text:p>
      <text:p text:style-name="P22"><text:span text:style-name="T28">Analizador léxico:</text:span><text:span text:style-name="T29"/></text:p>
      <text:list text:style-name="L23">
        <text:list-item>
          <text:p text:style-name="P23"><text:span text:style-name="T29">¿Resultaría sencillo incorporar nuevas expresiones regulares a la presente implementación?</text:span></text:p>
        </text:list-item>
      </text:list>
      <text:p text:style-name="P24"><text:span text:style-name="T29">Así es, ya que la función principal (</text:span><text:span text:style-name="T30">nextLexicalComponent()</text:span><text:span text:style-name="T31">) está estructurada de manera que si queremos introducir una nueva expresión regular, sólo tendremos que identificar su primer carácter y generar un nuevo estado donde se llame a la función que reconozca la expresión.</text:span></text:p>
      <text:list text:style-name="L25">
        <text:list-item>
          <text:p text:style-name="P25"><text:span text:style-name="T31">Otros comentarios.</text:span></text:p>
        </text:list-item>
      </text:list>
      <text:p text:style-name="P26"><text:span text:style-name="T31">El analizador léxico destaca en su claridad y en la capacidad de escalarlo a futuro. Pero como se ha comentado anteriormente, los saltos de línea y los comentarios multilínea se deberían obviar, sin llegar a generar un componente.</text:span></text:p>
      <text:p text:style-name="P27"><text:span text:style-name="T32">Gestión de la memoria:</text:span><text:span text:style-name="T33"/></text:p>
      <text:list text:style-name="L28">
        <text:list-item>
          <text:p text:style-name="P28"><text:span text:style-name="T33">¿Se hace un uso eficiente de la memoria? ¿Se puede mejorar?</text:span></text:p>
        </text:list-item>
      </text:list>
      <text:p text:style-name="P29"><text:span text:style-name="T33">A nivel general del programa sí, se utiliza la memoria justa y necesaria, y los punteros que se pudieran sustituir por variables estáticas no implican ninguna problema a la hora de utilizar el espacio de memoria. Lo más destacable es quizá la utilización de una tabla hash distribuída, que ocupa bastante espacio, del cual gran parte no es utilizable debido al factor de carga del 75%.</text:span></text:p>
      <text:list text:style-name="L30">
        <text:list-item>
          <text:p text:style-name="P30"><text:span text:style-name="T33">¿Se inicializan y finalizan correctamente las estructuras de datos utilizadas?</text:span></text:p>
        </text:list-item>
      </text:list>
      <text:p text:style-name="P31"><text:span text:style-name="T33">Sí, las inicializaciones están contenidas en funciones con ese propósito, salvo casos puntuales en los que sería inútil crear una función para ello. Además se asegura de que el tamaño de reserva de memoria siempre sea el adecuado.</text:span></text:p>
      <text:p text:style-name="P31"><text:span text:style-name="T33">La liberación de memoria también se hace de manera correcta, teniendo funciones específicas para ello y liberando cada elemento reservado, accediendo a estructuras anidadas para ello.</text:span></text:p>
      <text:list text:style-name="L32">
        <text:list-item>
          <text:p text:style-name="P32"><text:span text:style-name="T33">Otros comentarios.</text:span></text:p>
        </text:list-item>
      </text:list>
      <text:p text:style-name="P33"><text:span text:style-name="T34">En resumen:</text:span><text:span text:style-name="T35"/></text:p>
      <text:list text:style-name="L34">
        <text:list-item>
          <text:p text:style-name="P34"><text:span text:style-name="T35">¿Es la solución aportada suficientemente general, o parece excesivamente orientada a la compilación del programa ejemplo proporcionado?</text:span></text:p>
        </text:list-item>
      </text:list>
      <text:p text:style-name="P35"><text:span text:style-name="T35">La solución es bastante general ya que implementa casi todos los tipos de datos, todos los operadores y todas las palabras reservadas del lenguaje. Aún así, restaría por implementar analizadores de tipos de datos como binintegers u octintegers. </text:span></text:p>
      <text:p text:style-name="P35"><text:span text:style-name="T35">Y también permite analizar otro archivo diferente a<text:s/></text:span><text:span text:style-name="T36">wilcoxon.py</text:span><text:span text:style-name="T37">, ya que nos obliga a introducir el nombre de archivo a la hora de ejecutarlo.</text:span></text:p>
      <text:list text:style-name="L36">
        <text:list-item>
          <text:p text:style-name="P36"><text:span text:style-name="T37">Otros comentarios.</text:span></text:p>
        </text:list-item>
      </text:list>
      <text:p text:style-name="P37"><text:span text:style-name="T37">El código es correcto salvo por ciertos fallos ya comentados, aunque son de muy fácil solución debido a la claridad estructural y modularidad con la que se ha implementado todo el programa. Cabe destacar la calidad de programación, ya que utiliza herramientas del lenguaje C de manera sobresaliente.</text:span></text:p>
      <text:p text:style-name="P38"><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